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2875in" fo:margin-left="0.2125in" table:align="left" style:writing-mode="lr-tb"/>
    </style:style>
    <style:style style:name="Table2.A" style:family="table-column">
      <style:table-column-properties style:column-width="3.1792in"/>
    </style:style>
    <style:style style:name="Table2.B" style:family="table-column">
      <style:table-column-properties style:column-width="3.108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left="0.2874in" fo:margin-right="0in" fo:line-height="200%" fo:text-align="center" style:justify-single-word="false" fo:text-indent="0in" style:auto-text-indent="false"/>
      <style:text-properties fo:color="#000000" style:font-name="Times New Roman1" fo:font-weight="bold" officeooo:paragraph-rsid="0006e508" style:language-asian="en" style:country-asian="US" style:font-weight-asian="bold"/>
    </style:style>
    <style:style style:name="P2" style:family="paragraph" style:parent-style-name="Standard">
      <style:paragraph-properties fo:margin-left="0.2874in" fo:margin-right="0in" fo:text-align="center" style:justify-single-word="false" fo:text-indent="0in" style:auto-text-indent="false"/>
      <style:text-properties fo:color="#000000" style:font-name="Times New Roman1" fo:font-weight="bold" officeooo:paragraph-rsid="0006e508" style:language-asian="en" style:country-asian="US" style:font-weight-asian="bold"/>
    </style:style>
    <style:style style:name="P3" style:family="paragraph" style:parent-style-name="Standard">
      <style:paragraph-properties fo:margin-left="0.2874in" fo:margin-right="0in" fo:text-align="center" style:justify-single-word="false" fo:text-indent="0in" style:auto-text-indent="false"/>
      <style:text-properties fo:color="#000000" style:font-name="Times New Roman1" officeooo:paragraph-rsid="0006e508" style:language-asian="en" style:country-asian="US" style:font-weight-complex="bold"/>
    </style:style>
    <style:style style:name="P4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fo:color="#000000" style:font-name="Times New Roman1" officeooo:paragraph-rsid="0006e508" style:language-asian="en" style:country-asian="US"/>
    </style:style>
    <style:style style:name="P5" style:family="paragraph" style:parent-style-name="Standard">
      <style:paragraph-properties fo:margin-left="0.2874in" fo:margin-right="0in" style:line-height-at-least="0.1665in" fo:text-align="center" style:justify-single-word="false" fo:text-indent="0in" style:auto-text-indent="false"/>
      <style:text-properties fo:color="#000000" style:font-name="Times New Roman1" officeooo:paragraph-rsid="0006e508" style:language-asian="en" style:country-asian="US"/>
    </style:style>
    <style:style style:name="P6" style:family="paragraph" style:parent-style-name="Standard">
      <style:paragraph-properties fo:margin-left="0.2874in" fo:margin-right="0in" style:line-height-at-least="0.1665in" fo:text-indent="0in" style:auto-text-indent="false"/>
      <style:text-properties fo:color="#000000" style:font-name="Times New Roman1" officeooo:paragraph-rsid="0006e508" style:language-asian="en" style:country-asian="US"/>
    </style:style>
    <style:style style:name="P7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fo:color="#000000" style:font-name="Times New Roman1" fo:font-size="14pt" fo:font-weight="bold" officeooo:paragraph-rsid="00093464" style:font-size-asian="14pt" style:language-asian="en" style:country-asian="US" style:font-weight-asian="bold" style:font-size-complex="14pt"/>
    </style:style>
    <style:style style:name="P8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fo:color="#000000" style:font-name="Times New Roman1" fo:font-size="14pt" fo:font-weight="bold" officeooo:rsid="00093464" officeooo:paragraph-rsid="00093464" style:font-size-asian="14pt" style:language-asian="en" style:country-asian="US" style:font-weight-asian="bold" style:font-size-complex="14pt"/>
    </style:style>
    <style:style style:name="P9" style:family="paragraph" style:parent-style-name="Standard">
      <style:paragraph-properties fo:margin-left="0.2874in" fo:margin-right="0in" style:line-height-at-least="0.1665in" fo:text-align="center" style:justify-single-word="false" fo:text-indent="0in" style:auto-text-indent="false"/>
      <style:text-properties fo:color="#000000" style:font-name="Times New Roman1" fo:font-size="14pt" officeooo:paragraph-rsid="0006e508" style:font-size-asian="14pt" style:language-asian="en" style:country-asian="US" style:font-size-complex="14pt"/>
    </style:style>
    <style:style style:name="P10" style:family="paragraph" style:parent-style-name="Standard">
      <style:paragraph-properties fo:margin-left="0.2874in" fo:margin-right="0in" style:line-height-at-least="0.1665in" fo:text-align="center" style:justify-single-word="false" fo:text-indent="0in" style:auto-text-indent="false"/>
      <style:text-properties fo:color="#000000" style:font-name="Times New Roman1" fo:font-size="14pt" officeooo:rsid="0006e508" officeooo:paragraph-rsid="0006e508" style:font-size-asian="14pt" style:language-asian="en" style:country-asian="US" style:font-size-complex="14pt"/>
    </style:style>
    <style:style style:name="P11" style:family="paragraph" style:parent-style-name="Standard">
      <style:paragraph-properties fo:margin-left="0.2874in" fo:margin-right="0in" fo:line-height="150%" fo:text-align="end" style:justify-single-word="false" fo:text-indent="0in" style:auto-text-indent="false"/>
      <style:text-properties style:font-name="Times New Roman1" officeooo:paragraph-rsid="0006e508" style:language-asian="en" style:country-asian="US"/>
    </style:style>
    <style:style style:name="P12" style:family="paragraph" style:parent-style-name="Standard">
      <style:paragraph-properties fo:margin-left="0.2874in" fo:margin-right="0in" fo:text-align="end" style:justify-single-word="false" fo:text-indent="0in" style:auto-text-indent="false"/>
      <style:text-properties style:font-name="Times New Roman1" officeooo:paragraph-rsid="0006e508" style:language-asian="en" style:country-asian="US"/>
    </style:style>
    <style:style style:name="P13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style:font-name="Times New Roman1" officeooo:paragraph-rsid="0006e508"/>
    </style:style>
    <style:style style:name="P14" style:family="paragraph" style:parent-style-name="Standard">
      <style:paragraph-properties style:line-height-at-least="0.1665in" fo:text-align="center" style:justify-single-word="false"/>
      <style:text-properties fo:color="#000000" style:font-name="Times New Roman1" fo:font-weight="bold" officeooo:paragraph-rsid="0006e508" style:language-asian="en" style:country-asian="US" style:font-weight-asian="bold" style:font-weight-complex="bold"/>
    </style:style>
    <style:style style:name="P15" style:family="paragraph" style:parent-style-name="Standard">
      <style:paragraph-properties style:line-height-at-least="0.1665in" fo:text-align="center" style:justify-single-word="false"/>
      <style:text-properties fo:color="#000000" style:font-name="Times New Roman1" officeooo:paragraph-rsid="0006e508" style:language-asian="en" style:country-asian="US" style:font-weight-complex="bold"/>
    </style:style>
    <style:style style:name="P16" style:family="paragraph" style:parent-style-name="Standard">
      <style:paragraph-properties style:line-height-at-least="0.1665in"/>
      <style:text-properties fo:color="#000000" style:font-name="Times New Roman1" officeooo:paragraph-rsid="0006e508" style:language-asian="en" style:country-asian="US" style:font-style-complex="italic"/>
    </style:style>
    <style:style style:name="P17" style:family="paragraph" style:parent-style-name="Standard">
      <style:paragraph-properties style:line-height-at-least="0.1665in"/>
      <style:text-properties fo:color="#000000" style:font-name="Times New Roman1" officeooo:paragraph-rsid="0006e508"/>
    </style:style>
    <style:style style:name="P18" style:family="paragraph" style:parent-style-name="Standard">
      <style:paragraph-properties style:line-height-at-least="0.1665in"/>
      <style:text-properties fo:color="#000000" style:font-name="Times New Roman1" officeooo:paragraph-rsid="00093464"/>
    </style:style>
    <style:style style:name="P19" style:family="paragraph" style:parent-style-name="Standard">
      <style:paragraph-properties style:line-height-at-least="0.1665in"/>
      <style:text-properties fo:color="#000000" style:font-name="Times New Roman1" officeooo:rsid="00093464" officeooo:paragraph-rsid="00093464"/>
    </style:style>
    <style:style style:name="P20" style:family="paragraph" style:parent-style-name="Standard">
      <style:text-properties style:font-name="Times New Roman1" officeooo:paragraph-rsid="0006e508"/>
    </style:style>
    <style:style style:name="P21" style:family="paragraph" style:parent-style-name="Standard">
      <style:text-properties style:font-name="Times New Roman1" officeooo:rsid="0006e508" officeooo:paragraph-rsid="0006e508"/>
    </style:style>
    <style:style style:name="P22" style:family="paragraph" style:parent-style-name="Standard">
      <style:text-properties officeooo:paragraph-rsid="0011eb54"/>
    </style:style>
    <style:style style:name="P23" style:family="paragraph" style:parent-style-name="Standard">
      <style:paragraph-properties fo:margin-left="0.2874in" fo:margin-right="0in" style:line-height-at-least="0.1665in" fo:text-indent="-0.2874in" style:auto-text-indent="false"/>
      <style:text-properties fo:color="#000000" style:font-name="Times New Roman1" fo:font-weight="bold" officeooo:paragraph-rsid="0006e508" style:language-asian="en" style:country-asian="US" style:font-weight-asian="bold" style:font-weight-complex="bold"/>
    </style:style>
    <style:style style:name="P24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officeooo:paragraph-rsid="0006e508"/>
    </style:style>
    <style:style style:name="P25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fo:font-size="11pt" officeooo:paragraph-rsid="0006e508" style:font-size-asian="11pt" style:language-asian="en" style:country-asian="US" style:font-style-complex="italic"/>
    </style:style>
    <style:style style:name="P26" style:family="paragraph" style:parent-style-name="Standard">
      <style:paragraph-properties fo:margin-left="0.2874in" fo:margin-right="0in" fo:line-height="150%" fo:text-indent="-0.2874in" style:auto-text-indent="false"/>
      <style:text-properties fo:color="#000000" style:font-name="Times New Roman1" officeooo:paragraph-rsid="0006e508" style:language-asian="en" style:country-asian="US"/>
    </style:style>
    <style:style style:name="P27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officeooo:paragraph-rsid="00093464"/>
    </style:style>
    <style:style style:name="P28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officeooo:rsid="00093464" officeooo:paragraph-rsid="00093464"/>
    </style:style>
    <style:style style:name="P29" style:family="paragraph" style:parent-style-name="Standard">
      <style:paragraph-properties fo:margin-left="0.2874in" fo:margin-right="0in" style:line-height-at-least="0.1665in" fo:text-indent="-0.2874in" style:auto-text-indent="false"/>
      <style:text-properties style:font-name="Times New Roman1" officeooo:paragraph-rsid="0006e508"/>
    </style:style>
    <style:style style:name="P30" style:family="paragraph" style:parent-style-name="Heading_20_1">
      <style:paragraph-properties fo:text-align="center" style:justify-single-word="false"/>
      <style:text-properties style:font-name="Times New Roman1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Text_20_body_20_indent">
      <style:text-properties officeooo:paragraph-rsid="000c66fa"/>
    </style:style>
    <style:style style:name="P33" style:family="paragraph" style:parent-style-name="Text_20_body_20_indent">
      <style:text-properties officeooo:paragraph-rsid="000d8787"/>
    </style:style>
    <style:style style:name="P34" style:family="paragraph" style:parent-style-name="Text_20_body_20_indent">
      <style:text-properties officeooo:paragraph-rsid="000f4f9c"/>
    </style:style>
    <style:style style:name="P35" style:family="paragraph" style:parent-style-name="Text_20_body_20_indent">
      <style:text-properties officeooo:paragraph-rsid="0011eb54"/>
    </style:style>
    <style:style style:name="P36" style:family="paragraph" style:parent-style-name="Heading_20_7">
      <style:paragraph-properties style:snap-to-layout-grid="false"/>
      <style:text-properties style:font-name="Times New Roman1" officeooo:paragraph-rsid="0006e508"/>
    </style:style>
    <style:style style:name="P37" style:family="paragraph" style:parent-style-name="Contents_20_3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P38" style:family="paragraph" style:parent-style-name="Heading_20_1">
      <style:paragraph-properties fo:break-before="page"/>
      <style:text-properties officeooo:rsid="0007a552" officeooo:paragraph-rsid="0010c82f"/>
    </style:style>
    <style:style style:name="P39" style:family="paragraph" style:parent-style-name="Heading_20_1">
      <style:paragraph-properties fo:break-before="page"/>
      <style:text-properties officeooo:paragraph-rsid="0012dc96"/>
    </style:style>
    <style:style style:name="P4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1" style:family="paragraph" style:parent-style-name="Text_20_body_20_indent" style:list-style-name="L1">
      <style:text-properties officeooo:paragraph-rsid="000f4f9c"/>
    </style:style>
    <style:style style:name="P42" style:family="paragraph" style:parent-style-name="Text_20_body_20_indent" style:list-style-name="L1">
      <style:text-properties officeooo:rsid="000f4f9c" officeooo:paragraph-rsid="000f4f9c"/>
    </style:style>
    <style:style style:name="P43" style:family="paragraph" style:parent-style-name="Text_20_body_20_indent" style:list-style-name="L2">
      <style:text-properties officeooo:rsid="0011eb54" officeooo:paragraph-rsid="0011eb54"/>
    </style:style>
    <style:style style:name="P44" style:family="paragraph" style:parent-style-name="Text_20_body_20_indent">
      <style:text-properties officeooo:rsid="0011eb54" officeooo:paragraph-rsid="0011eb54"/>
    </style:style>
    <style:style style:name="P45" style:family="paragraph" style:parent-style-name="Text_20_body_20_indent">
      <style:text-properties officeooo:paragraph-rsid="0011eb54"/>
    </style:style>
    <style:style style:name="P46" style:family="paragraph" style:parent-style-name="Text_20_body_20_indent">
      <style:text-properties officeooo:paragraph-rsid="000c66fa"/>
    </style:style>
    <style:style style:name="P47" style:family="paragraph" style:parent-style-name="Text_20_body_20_indent">
      <style:text-properties officeooo:paragraph-rsid="00151c7f"/>
    </style:style>
    <style:style style:name="P48" style:family="paragraph" style:parent-style-name="Text_20_body_20_indent">
      <style:text-properties officeooo:paragraph-rsid="001638d4"/>
    </style:style>
    <style:style style:name="P49" style:family="paragraph" style:parent-style-name="Text_20_body_20_indent">
      <style:text-properties officeooo:paragraph-rsid="00175e03"/>
    </style:style>
    <style:style style:name="P50" style:family="paragraph" style:parent-style-name="Contents_20_2">
      <style:paragraph-properties>
        <style:tab-stops>
          <style:tab-stop style:position="6.1929in" style:type="right" style:leader-style="dotted" style:leader-text="."/>
        </style:tab-stops>
      </style:paragraph-properties>
    </style:style>
    <style:style style:name="T1" style:family="text">
      <style:text-properties fo:color="#000000" style:language-asian="en" style:country-asian="US"/>
    </style:style>
    <style:style style:name="T2" style:family="text">
      <style:text-properties fo:color="#000000" officeooo:rsid="0006e508" style:language-asian="en" style:country-asian="US"/>
    </style:style>
    <style:style style:name="T3" style:family="text">
      <style:text-properties officeooo:rsid="0007a552"/>
    </style:style>
    <style:style style:name="T4" style:family="text">
      <style:text-properties officeooo:rsid="00093464"/>
    </style:style>
    <style:style style:name="T5" style:family="text">
      <style:text-properties officeooo:rsid="000c66fa"/>
    </style:style>
    <style:style style:name="T6" style:family="text">
      <style:text-properties officeooo:rsid="000f4f9c"/>
    </style:style>
    <style:style style:name="T7" style:family="text">
      <style:text-properties officeooo:rsid="0011eb54"/>
    </style:style>
    <style:style style:name="T8" style:family="text">
      <style:text-properties fo:background-color="#ff3333" loext:char-shading-value="0"/>
    </style:style>
    <style:style style:name="T9" style:family="text">
      <style:text-properties officeooo:rsid="000f4f9c" fo:background-color="#ff3333" loext:char-shading-value="0"/>
    </style:style>
    <style:style style:name="T10" style:family="text">
      <style:text-properties officeooo:rsid="00140e4b"/>
    </style:style>
    <style:style style:name="T11" style:family="text">
      <style:text-properties officeooo:rsid="001638d4"/>
    </style:style>
    <style:style style:name="T12" style:family="text">
      <style:text-properties officeooo:rsid="00175e0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ОБРНАУКИ <text:s/>РОССИИ</text:p>
      <text:p text:style-name="P3">Федеральное государственное бюджетное образовательное учреждение</text:p>
      <text:p text:style-name="P3">высшего образования</text:p>
      <text:p text:style-name="P2"><text:s/></text:p>
      <text:p text:style-name="P2">«РОССИЙСКИЙ ГОСУДАРСТВЕННЫЙ ГУМАНИТАРНЫЙ УНИВЕРСИТЕТ»</text:p>
      <text:p text:style-name="P2">(РГГУ)</text:p>
      <text:p text:style-name="P14"/>
      <text:p text:style-name="P15">ОТДЕЛЕНИЕ ИНТЕЛЛЕКТУАЛЬНЫХ СИСТЕМ В ГУМАНИТАРНОЙ СФЕРЕ</text:p>
      <text:p text:style-name="P15"/>
      <text:p text:style-name="P11"><text:tab/><text:tab/><text:tab/><text:tab/><text:tab/><text:tab/><text:tab/><text:tab/><text:tab/><text:tab/></text:p>
      <text:p text:style-name="P12">Кафедра математики, логики</text:p>
      <text:p text:style-name="P12">и интеллектуальных систем</text:p>
      <text:p text:style-name="P12">в гуманитарной сфере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8">Солдатенкова Евгения Андреевна</text:p>
      <text:p text:style-name="P7">НАЗВАНИЕ ДИПЛОМНОЙ РАБОТЫ</text:p>
      <text:p text:style-name="P9"/>
      <text:p text:style-name="P4">Направление 45.03.04 «Интеллектуальные системы в гуманитарной сфере»</text:p>
      <text:p text:style-name="P4">профиль «Разработка и программирование интеллектуальных систем»</text:p>
      <text:p text:style-name="P13"><text:span text:style-name="T1">Выпускная квалификационная работа студен</text:span><text:span text:style-name="T2">т</text:span><text:span text:style-name="T1">ки 4-го курса очной формы обучения</text:span></text:p>
      <text:p text:style-name="P5"/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Допущена к защите на ГЭК</text:p>
            <text:p text:style-name="P29"><text:bookmark-start text:name="__RefHeading___Toc468_957263398"/><text:bookmark-end text:name="__RefHeading___Toc468_957263398"/></text:p>
            <text:p text:style-name="P28">Заведующий кафедрой</text:p>
            <text:p text:style-name="P27">д.ф.-м.н., профессор</text:p>
            <text:p text:style-name="P24"/>
            <text:p text:style-name="P24">_____________ Е.М. Бениаминов</text:p>
            <text:p text:style-name="P25"/>
            <text:p text:style-name="P26">«__» _________ 2016 г. <text:s text:c="2"/></text:p>
          </table:table-cell>
          <table:table-cell table:style-name="Table2.A1" office:value-type="string">
            <text:list xml:id="list4703050879740169958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36" text:outline-level="7"><text:bookmark-start text:name="__RefHeading___Toc470_957263398"/><text:bookmark-end text:name="__RefHeading___Toc470_957263398"/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9">Научный руководитель</text:p>
            <text:p text:style-name="P18">&lt; ученая степень, ученое звание, </text:p>
            <text:p text:style-name="P17"/>
            <text:p text:style-name="P17">подпись научного руководителя, ФИО&gt;</text:p>
            <text:p text:style-name="P16"/>
          </table:table-cell>
        </table:table-row>
      </table:table>
      <text:p text:style-name="P5"/>
      <text:p text:style-name="P6"/>
      <text:p text:style-name="P9"/>
      <text:p text:style-name="P9"/>
      <text:p text:style-name="P10">Москва, 2016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Contents_20_Heading" text:outline-level="1"><text:soft-page-break/>Оглавление</text:h>
          </text:index-title>
          <text:p text:style-name="P40"><text:a xlink:type="simple" xlink:href="#__RefHeading___Toc292_1106206165" text:style-name="Index_20_Link" text:visited-style-name="Index_20_Link">I. Введение<text:tab/>3</text:a></text:p>
          <text:p text:style-name="P40"><text:a xlink:type="simple" xlink:href="#__RefHeading___Toc294_1106206165" text:style-name="Index_20_Link" text:visited-style-name="Index_20_Link">II. Обзор работ по теме<text:tab/>4</text:a></text:p>
          <text:p text:style-name="P50"><text:a xlink:type="simple" xlink:href="#__RefHeading___Toc994_1106206165" text:style-name="Index_20_Link" text:visited-style-name="Index_20_Link">II. 1. Экзоскелет “Илья Муромец”<text:tab/>4</text:a></text:p>
          <text:p text:style-name="P37"><text:a xlink:type="simple" xlink:href="#__RefHeading___Toc1498_1106206165" text:style-name="Index_20_Link" text:visited-style-name="Index_20_Link">1. Электромиография<text:tab/>4</text:a></text:p>
          <text:p text:style-name="P50"><text:a xlink:type="simple" xlink:href="#__RefHeading___Toc1505_1106206165" text:style-name="Index_20_Link" text:visited-style-name="Index_20_Link">II.2. Система нервного шунтирования (NBS)<text:tab/>5</text:a></text:p>
          <text:p text:style-name="P40"><text:a xlink:type="simple" xlink:href="#__RefHeading___Toc296_1106206165" text:style-name="Index_20_Link" text:visited-style-name="Index_20_Link">III. Постановка задачи<text:tab/>7</text:a></text:p>
          <text:p text:style-name="P40"><text:a xlink:type="simple" xlink:href="#__RefHeading___Toc298_1106206165" text:style-name="Index_20_Link" text:visited-style-name="Index_20_Link">IV. Реализация<text:tab/>8</text:a></text:p>
          <text:p text:style-name="P40"><text:a xlink:type="simple" xlink:href="#__RefHeading___Toc300_1106206165" text:style-name="Index_20_Link" text:visited-style-name="Index_20_Link">V. Чем мое отличается от чужого<text:tab/>9</text:a></text:p>
          <text:p text:style-name="P40"><text:a xlink:type="simple" xlink:href="#__RefHeading___Toc302_1106206165" text:style-name="Index_20_Link" text:visited-style-name="Index_20_Link">VI. Заключение<text:tab/>10</text:a></text:p>
          <text:p text:style-name="P40"><text:a xlink:type="simple" xlink:href="#__RefHeading___Toc1500_1106206165" text:style-name="Index_20_Link" text:visited-style-name="Index_20_Link">VII. Список литературы<text:tab/>11</text:a></text:p>
        </text:index-body>
      </text:table-of-content>
      <text:h text:style-name="P30" text:outline-level="1"/>
      <text:h text:style-name="P31" text:outline-level="1"><text:bookmark-start text:name="__RefHeading___Toc292_1106206165"/><text:span text:style-name="T3">I. </text:span>Введение<text:bookmark-end text:name="__RefHeading___Toc292_1106206165"/></text:h>
      <text:h text:style-name="Heading_20_1" text:outline-level="1"/>
      <text:h text:style-name="P31" text:outline-level="1"><text:bookmark-start text:name="__RefHeading___Toc294_1106206165"/><text:span text:style-name="T3">II. </text:span>Обзор работ по теме<text:bookmark-end text:name="__RefHeading___Toc294_1106206165"/></text:h>
      <text:p text:style-name="P32"><text:tab/><text:span text:style-name="T4">На сегодняшний день существует несколько работ, заслуживающих внимания. Среди них – экзоскелет “Илья Муромец” (</text:span>Нейронаучн<text:span text:style-name="T5">ый</text:span> центр НИИ «Институт живых систем» <text:span text:style-name="T4">ННГУ им. Н.И. Лобачевского), система нервного шунтирования (NBS) (</text:span>Университет штата Огайо, Мемориальн<text:span text:style-name="T10">ый</text:span> институт Баттеля<text:span text:style-name="T10">)</text:span></text:p>
      <text:p text:style-name="P32"/>
      <text:p text:style-name="P32"/>
      <text:list xml:id="list204814451800837" text:continue-numbering="true" text:style-name="Outline">
        <text:list-item>
          <text:list>
            <text:list-item>
              <text:h text:style-name="Heading_20_2" text:outline-level="2"><text:bookmark-start text:name="__RefHeading___Toc994_1106206165"/>II. 1. Экзоскелет “Илья Муромец”<text:bookmark-end text:name="__RefHeading___Toc994_1106206165"/></text:h>
            </text:list-item>
          </text:list>
        </text:list-item>
      </text:list>
      <text:p text:style-name="P33"><text:tab/><text:span text:style-name="T5">В Нижегородском госсударственном университете имени Н.И. Лобачевского на стадии разработки находится роботизированный комплекс для реабилитации пациентов с нарушениями функций нижних конецностей в связи с травмами и заболеваниями головного и спинного мозга. Впервые свет увидел проект на выставке-форуме ВУЗПРОМЭКСПО-2015. По словам руководителя разработки Сергея Минеева, продукт поможет не только людям с ограниченными возможностями функционирования нижих конечностей, но и тем, кто полностью утратил способность ходить.Заявляется также, что данный аппарат имеет преимущества перед аналогами засчет нейроинтеграции: на официальном сайте унивеситета в пресс-релизах можно найти информацию об использовании в проекте электромиографии (ЭМГ).</text:span></text:p>
      <text:list xml:id="list20481408961402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498_1106206165"/>1. Электромиография<text:bookmark-end text:name="__RefHeading___Toc1498_1106206165"/></text:h>
                </text:list-item>
              </text:list>
            </text:list-item>
          </text:list>
        </text:list-item>
      </text:list>
      <text:p text:style-name="Text_20_body_20_indent"><text:tab/><text:span text:style-name="T6">У всех позвоночных, а значит и человека, волокна скелетных мышц обладают тремя важнейшими свойствами:</text:span></text:p>
      <text:list xml:id="list4146136464141449179" text:style-name="L1">
        <text:list-item>
          <text:p text:style-name="P42">возбудимостью (способность отвечать на раздражитель изманениями ионой проницаемости и мембранного потенциала);</text:p>
        </text:list-item>
        <text:list-item>
          <text:p text:style-name="P42">проводимостью (способностью к проведению потенциала действия вдоль всего волокна);</text:p>
        </text:list-item>
        <text:list-item>
          <text:p text:style-name="P41"><text:soft-page-break/><text:span text:style-name="T6">сократимостью (способностью сокращаться и изменять напряжение при возбуждении).</text:span></text:p>
        </text:list-item>
      </text:list>
      <text:p text:style-name="P34"><text:span text:style-name="T6">В</text:span>озбуждение и сокращение мышщ в естесственных условиях вы<text:span text:style-name="T6">з</text:span>ываются нервными <text:span text:style-name="T6">имрульсами постапающими из нервных центров к мышечным волокнам. В эксперименте же для вызова возбуждения применяют электрическую стимуляцию.Электрическую активностоь целой мышцы при возбуждении можно зарегистрировать при помощи приложенных к мышке или вколотых в нее электродов и дальшейшего усиления отводимых потенциалов.</text:span></text:p>
      <text:p text:style-name="P35"><text:tab/><text:span text:style-name="T6">Эта методика получила название электромиографии, а регистрируемая с ее помощью кривая – электромиограммы. Метод электромиографии широко используется в физиологии спорта и медицине для оценки состояния двигательного аппарата и диагностики ряда заболеваний. Электрода различных типов позволяют отводить внеклеточно потенциаоы целой мышщы, отдельных двигательных единиц и даже отдельных волокон. Электромиография позволяет выявлять разнообразные нарушения </text:span><text:span text:style-name="T9">иннервании</text:span><text:span text:style-name="T6"> мышщ и их управления ЦНС. [1]</text:span></text:p>
      <text:p text:style-name="P35"><text:tab/><text:span text:style-name="T7">Основными целями ЭМГ как метода функциоальной диагностики являются:</text:span></text:p>
      <text:list xml:id="list4216173192092623664" text:style-name="L2">
        <text:list-item>
          <text:p text:style-name="P43">выявление уровня поряжения нервно-мышечного аппарата;</text:p>
        </text:list-item>
        <text:list-item>
          <text:p text:style-name="P43">определение <text:span text:style-name="T8">топики</text:span> поражения и распространенности процесса;</text:p>
        </text:list-item>
        <text:list-item>
          <text:p text:style-name="P43">определение характера поражения;</text:p>
        </text:list-item>
        <text:list-item>
          <text:p text:style-name="P43">определение степени выраженности патологического процесса.[2, c. 19]</text:p>
        </text:list-item>
      </text:list>
      <text:p text:style-name="P44"/>
      <text:list xml:id="list204813732298289" text:continue-list="list204814089614026" text:style-name="Outline">
        <text:list-item>
          <text:list>
            <text:list-item>
              <text:h text:style-name="Heading_20_2" text:outline-level="2"><text:bookmark-start text:name="__RefHeading___Toc1505_1106206165"/>II.2. С<text:span text:style-name="T4">истема нервного шунтирования (NBS)</text:span><text:bookmark-end text:name="__RefHeading___Toc1505_1106206165"/></text:h>
            </text:list-item>
          </text:list>
        </text:list-item>
      </text:list>
      <text:p text:style-name="P49"><text:tab/><text:span text:style-name="T11">В конце весны в журнале Nature были опубликованы результуты новой разработки американских ученых. Новая технология, получившая название “Системы нервного шунтирования” (T</text:span>he neural bypass system, <text:span text:style-name="T12">NBS), позволила восстановить функции руки <text:s/>пациету с квадриплегией (параличом рук и ног).</text:span></text:p>
      <text:p text:style-name="P49"><text:span text:style-name="T11"><text:tab/>Молодой человек, парализованый четырьмя годами ранее перелом шейного </text:span><text:soft-page-break/><text:span text:style-name="T11">отдела позвоночника, получил приглашение для испытаний новой технологии. Работа с пациентом была разделена на несколько этапов. </text:span></text:p>
      <text:p text:style-name="P49"><text:span text:style-name="T11"><text:tab/>На первом этапе молодому человеку было предложено воображать движения руки, показанные на экране. Вся активность его моторной коры регистрировалась и картировалась с помощью функциональной магнитно-резонансной томографии (фМРТ).</text:span></text:p>
      <text:p text:style-name="P49"><text:tab/><text:span text:style-name="T12">На <text:s/>следующем этапе пациенту предстояла операция по вживлению в картированную область мозга гибкого микрочипа с 96 микроэлектродами. Этот же микрочип был подключен к индивидуально созданному нервно-мышечному чрескожному электростимулятору со 120 электродами, наложенными на правое предплечье.</text:span></text:p>
      <text:p text:style-name="P49"><text:tab/><text:span text:style-name="T12">Последний этап оказался самым долгим и занял порядка 15 месяцев. Все это время молодой мужчина тренировался использовать эту систему нервного шунтирования (NBS) для совершеия движений кистью и пальцами. Так как все сигналы от микрочипа к электростимулятору проходили через интерфейс с машинным обучением, к концу обучения система смогла четко определять 33 динамических стереотипа со средним отношением сигнала к шуму 3,05. Пациент же смог управлять отдельными пальцами, совершать шесть типов движений кистью, брать и перемещать предметы. Также он смог совершать действия требущие мелкой моторики: молодому человеку, например, удалось сыграть на гитарном симуляторе. [3]</text:span></text:p>
      <text:h text:style-name="P31" text:outline-level="1"><text:bookmark-start text:name="__RefHeading___Toc296_1106206165"/><text:span text:style-name="T3">III. </text:span>Постановка задачи<text:bookmark-end text:name="__RefHeading___Toc296_1106206165"/></text:h>
      <text:h text:style-name="P31" text:outline-level="1"><text:bookmark-start text:name="__RefHeading___Toc298_1106206165"/><text:span text:style-name="T3">IV. </text:span>Реализация<text:bookmark-end text:name="__RefHeading___Toc298_1106206165"/></text:h>
      <text:h text:style-name="Heading_20_1" text:outline-level="1"/>
      <text:h text:style-name="Heading_20_1" text:outline-level="1"/>
      <text:h text:style-name="P31" text:outline-level="1"><text:bookmark-start text:name="__RefHeading___Toc300_1106206165"/><text:span text:style-name="T3">V. </text:span>Чем мое отличается от чужого<text:bookmark-end text:name="__RefHeading___Toc300_1106206165"/></text:h>
      <text:p text:style-name="P22"/>
      <text:p text:style-name="P35"><text:tab/>“<text:span text:style-name="T7">Илья Муромец” - Из минусов ЭМГ можно отметить слабую мобильность и высокую стоимость оборудования. Ее также считают одной из самых дорогих методик, так как требуется большие человеческие и временные затраты, а тажке высока стоимость расходных материалов. Также из-за отсутствия единой системы написания заключеия и большого количества разных подходов к анализу данных часто расшифрованные значения трактуются неоднозначно. Иногда выводы, предствляемые в клиническом резюме, не соответствют возсожностям проводимых методик. [2, c, 9]. Так же с осторожностью при приеме препаратов, влия.щих на нервную систему, антикоагуляторов или начилии имплантированного пейсмейкера (искусственного водителя ритма сердца).</text:span></text:p>
      <text:p text:style-name="P47"><text:tab/><text:span text:style-name="T11">Система нервного шунтирования (NBS) – использование возможно только при подключении к лабораторному компьютеру. Имеет очень много электродов на микрочипе и электростимуляторе, и соответственно, большую цену. Необходима предварительная фМРТ и операция по вживлению чипа. Тренировки в течение долгого времени. Также перед каждым сеансом работы требуется дополнительная калибровка устройства. [4]</text:span></text:p>
      <text:h text:style-name="P39" text:outline-level="1"><text:bookmark-start text:name="__RefHeading___Toc302_1106206165"/><text:span text:style-name="T3">VI. </text:span>Заключение<text:bookmark-end text:name="__RefHeading___Toc302_1106206165"/></text:h>
      <text:h text:style-name="P38" text:outline-level="1"><text:bookmark-start text:name="__RefHeading___Toc1500_1106206165"/>VII. Список литературы<text:bookmark-end text:name="__RefHeading___Toc1500_1106206165"/></text:h>
      <text:p text:style-name="Text_20_body_20_indent">1. <text:s/>Бабский, Е.Б., Косицкий, Г.И., Ходоров, Б.И. Физиология человека, М:Медицина, 1985 – 45 с.</text:p>
      <text:p text:style-name="Text_20_body_20_indent">2. Николаев, С. Г. Практикум по клинической электромиографии – Издание второе, переработанное и дополненное, Иваново:Иван.гос.мед.академия, 2003</text:p>
      <text:p text:style-name="Text_20_body_20_indent">3. Nature: еженежельный научный журнал, – 1869, ноябрь – <text:s/>. – 12.05.2016, № 533, Restoring cortical control of functional movement in a human with quadriplegia <text:s/>– 247-259 с.</text:p>
      <text:p text:style-name="P48">4. <text:span text:style-name="T11">Nature: сайт еженед.научн.журн. - News: </text:span>First paralysed person to be 'reanimated' offers neuroscience insights <text:span text:style-name="T11">(http://www.nature.com/news/first-paralysed-person-to-be-reanimated-offers-neuroscience-insights-1.19749)</text:span></text:p>
      <text:p text:style-name="Text_20_body_20_inden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1" style:list-style-name="List_20_1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style-name="Regular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Outline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top="0.1665in" fo:margin-bottom="0.0417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list-style-name="" style:class="index">
      <style:paragraph-properties fo:line-height="150%" fo:text-align="center" style:justify-single-word="false" text:number-lines="false" text:line-number="0"/>
      <style:text-properties fo:font-size="18pt" fo:font-weight="bold" style:font-size-asian="16pt" style:font-weight-asian="bold" style:font-size-complex="16pt" style:font-weight-complex="600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default-outline-level="10" style:list-style-name="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 fo:line-height="150%" fo:text-align="center" style:justify-single-word="false"/>
      <style:text-properties style:font-name="Times New Roman1" fo:font-family="'Times New Roman'" style:font-family-generic="roman" style:font-pitch="variable" fo:font-size="130%" fo:font-weight="bold" style:font-size-asian="130%" style:font-weight-asian="bold" style:font-size-complex="130%" style:font-weight-complex="600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true">
        <style:tab-stops>
          <style:tab-stop style:position="6.6929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line-height="150%" fo:text-indent="0in" style:auto-text-indent="false"/>
      <style:text-properties style:font-name="Times New Roman" fo:font-family="'Times New Roman'" style:font-style-name="Regular" style:font-family-generic="roman" style:font-pitch="variable" fo:font-size="13pt" style:font-size-asian="10.5pt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139in" fo:margin-bottom="0.0835in" loext:contextual-spacing="false" fo:line-height="150%" fo:text-align="center" style:justify-single-word="false"/>
      <style:text-properties fo:font-size="115%" fo:font-weight="bold" style:font-size-asian="115%" style:font-weight-asian="bold" style:font-size-complex="115%" style:font-weight-complex="600"/>
    </style:style>
    <style:style style:name="Contents_20_2" style:display-name="Contents 2" style:family="paragraph" style:parent-style-name="Index" style:class="index">
      <style:paragraph-properties fo:margin-left="0.5in" fo:margin-right="0in" fo:line-height="150%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loext:contextual-spacing="false" fo:line-height="150%" fo:text-align="center" style:justify-single-word="false"/>
      <style:text-properties fo:font-size="101%" fo:font-weight="bold" style:font-size-asian="101%" style:font-weight-asian="bold" style:font-size-complex="101%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.7in" fo:margin-right="0in" fo:line-height="150%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6:21:16.553176012</meta:creation-date>
    <dc:date>2016-05-29T20:48:12.455102875</dc:date>
    <meta:editing-duration>PT1H17M9S</meta:editing-duration>
    <meta:editing-cycles>9</meta:editing-cycles>
    <meta:generator>LibreOffice/5.0.5.2$Linux_x86 LibreOffice_project/00m0$Build-2</meta:generator>
    <meta:document-statistic meta:table-count="1" meta:image-count="0" meta:object-count="0" meta:page-count="11" meta:paragraph-count="70" meta:word-count="890" meta:character-count="7247" meta:non-whitespace-character-count="6389"/>
  </office:meta>
</office:document-meta>
</file>